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3.5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port_rfc_41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jane@example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{“marketing_consent”: true, “age”: 34, “birthplace”: “Paris”, "tags":["rocket-scientist"]}</text:p>
          </table:table-cell>
        </table:table-row>
        <table:table-row table:style-name="ro1">
          <table:table-cell office:value-type="string" calcext:value-type="string">
            <text:p>john@example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{“birthplace”: “Berlin”, "tags":["book-enthusiast"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.00.0000</text:date>, <text:time style:data-style-name="N2" text:time-value="10:12:42.889509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3T10:14:53.057350815</dc:date>
    <meta:editing-duration>PT8M12S</meta:editing-duration>
    <meta:editing-cycles>4</meta:editing-cycles>
    <meta:document-statistic meta:table-count="1" meta:cell-count="12" meta:object-count="0"/>
  </office:meta>
</office:document-meta>
</file>